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1F0000008A572D862E2403F4C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5.8272in" style:type="right"/>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5.8272in" style:type="right"/>
        </style:tab-stops>
      </style:paragraph-properties>
      <style:text-properties officeooo:paragraph-rsid="0019354d"/>
    </style:style>
    <style:style style:name="P4" style:family="paragraph" style:parent-style-name="Standard">
      <style:paragraph-properties fo:text-align="center" style:justify-single-word="false"/>
      <style:text-properties fo:font-size="11pt" style:font-size-asian="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style:style>
    <style:style style:name="P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9" style:family="paragraph" style:parent-style-name="Standard">
      <style:text-properties officeooo:paragraph-rsid="001a5ed6"/>
    </style:style>
    <style:style style:name="P10" style:family="paragraph" style:parent-style-name="BodyAuthor">
      <style:text-properties officeooo:paragraph-rsid="001a1ace"/>
    </style:style>
    <style:style style:name="P11" style:family="paragraph" style:parent-style-name="Footnote">
      <style:text-properties officeooo:rsid="00484ff0" officeooo:paragraph-rsid="00484ff0"/>
    </style:style>
    <style:style style:name="P12" style:family="paragraph" style:parent-style-name="BodyTitle" style:master-page-name="First_20_Page">
      <style:paragraph-properties style:page-number="auto"/>
      <style:text-properties fo:language="en" fo:country="GB" officeooo:paragraph-rsid="004430ad"/>
    </style:style>
    <style:style style:name="P13" style:family="paragraph" style:parent-style-name="BodyContact" style:list-style-name="ContactList"/>
    <style:style style:name="P14" style:family="paragraph" style:parent-style-name="Footer" style:master-page-name="Standard">
      <style:paragraph-properties style:page-number="auto"/>
      <style:text-properties fo:font-style="normal" officeooo:paragraph-rsid="0019354d" style:font-style-asian="normal" style:font-style-complex="normal"/>
    </style:style>
    <style:style style:name="P15" style:family="paragraph" style:parent-style-name="Heading_20_1" style:list-style-name="WWNum1" style:master-page-name="Standard">
      <style:paragraph-properties style:page-number="auto">
        <style:tab-stops>
          <style:tab-stop style:position="0in"/>
        </style:tab-stops>
      </style:paragraph-properties>
      <style:text-properties fo:language="en" fo:country="US"/>
    </style:style>
    <style:style style:name="P16" style:family="paragraph" style:parent-style-name="Heading_20_2" style:list-style-name="WWNum1"/>
    <style:style style:name="P17" style:family="paragraph" style:parent-style-name="Heading_20_3" style:list-style-name="WWNum1"/>
    <style:style style:name="P18" style:family="paragraph" style:parent-style-name="Standard">
      <style:text-properties officeooo:paragraph-rsid="00505bbb"/>
    </style:style>
    <style:style style:name="P19" style:family="paragraph" style:parent-style-name="bibliography_5f_text" style:list-style-name="WWNum2">
      <style:paragraph-properties fo:margin-left="0.3134in" fo:margin-right="0in" fo:text-indent="-0.0654in" style:auto-text-indent="false">
        <style:tab-stops>
          <style:tab-stop style:position="0.3134in"/>
        </style:tab-stops>
      </style:paragraph-properties>
    </style:style>
    <style:style style:name="T1" style:family="text">
      <style:text-properties style:font-name="Symbol"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6pt" fo:language="en" fo:country="US" officeooo:rsid="0019354d" style:font-size-asian="6pt" style:font-size-complex="6pt"/>
    </style:style>
    <style:style style:name="T4" style:family="text">
      <style:text-properties fo:font-size="6pt" fo:language="en" fo:country="US" fo:font-style="normal" officeooo:rsid="0019354d" style:font-size-asian="6pt" style:font-style-asian="normal" style:font-size-complex="6pt" style:font-style-complex="normal"/>
    </style:style>
    <style:style style:name="T5" style:family="text">
      <style:text-properties fo:font-size="6pt" fo:language="en" fo:country="US" fo:font-style="italic" officeooo:rsid="0019354d" style:font-size-asian="6pt" style:font-style-asian="italic" style:font-size-complex="6pt" style:font-style-complex="italic"/>
    </style:style>
    <style:style style:name="T6" style:family="text">
      <style:text-properties fo:font-size="6pt" officeooo:rsid="0012ff06" style:font-size-asian="6pt" style:font-size-complex="6pt"/>
    </style:style>
    <style:style style:name="T7" style:family="text">
      <style:text-properties fo:font-size="6pt" officeooo:rsid="004775ab" style:font-size-asian="6pt" style:font-size-complex="6pt"/>
    </style:style>
    <style:style style:name="T8" style:family="text">
      <style:text-properties fo:font-size="11pt" style:font-size-asian="11pt"/>
    </style:style>
    <style:style style:name="T9" style:family="text">
      <style:text-properties fo:language="en" fo:country="US"/>
    </style:style>
    <style:style style:name="T10" style:family="text">
      <style:text-properties fo:font-style="italic" style:font-style-asian="italic"/>
    </style:style>
    <style:style style:name="T11" style:family="text">
      <style:text-properties fo:font-weight="bold" style:font-weight-asian="bold"/>
    </style:style>
    <style:style style:name="T12" style:family="text">
      <style:text-properties style:font-name="Courier" style:font-name-complex="Courier1"/>
    </style:style>
    <style:style style:name="T13" style:family="text">
      <style:text-properties style:font-name="Courier New"/>
    </style:style>
    <style:style style:name="T14" style:family="text">
      <style:text-properties officeooo:rsid="001a1ace"/>
    </style:style>
    <style:style style:name="T15" style:family="text">
      <style:text-properties style:font-name="Arial" fo:font-size="11pt" fo:language="de" fo:country="DE" fo:font-weight="bold" officeooo:rsid="001a1ace" style:font-name-asian="SimSun" style:font-size-asian="11pt" style:font-weight-asian="bold" style:font-name-complex="Arial1" style:font-size-complex="11pt" style:font-weight-complex="bold"/>
    </style:style>
    <style:style style:name="T16" style:family="text">
      <style:text-properties fo:font-size="10pt" style:font-size-asian="10pt" style:font-size-complex="10pt"/>
    </style:style>
    <style:style style:name="T17" style:family="text">
      <style:text-properties fo:font-size="10pt" fo:language="en" fo:country="GB" fo:font-style="italic" officeooo:rsid="001a5ed6" style:font-size-asian="10pt" style:font-style-asian="italic" style:font-size-complex="10pt" style:font-style-complex="italic"/>
    </style:style>
    <style:style style:name="T18" style:family="text">
      <style:text-properties fo:font-size="10pt" fo:language="en" fo:country="GB" fo:font-style="italic" officeooo:rsid="004fc7bd" style:font-size-asian="10pt" style:font-style-asian="italic" style:font-size-complex="10pt" style:font-style-complex="italic"/>
    </style:style>
    <style:style style:name="T19" style:family="text">
      <style:text-properties fo:font-size="10pt" fo:language="en" fo:country="GB" fo:font-style="italic" officeooo:rsid="00505bbb" style:font-size-asian="10pt" style:font-style-asian="italic" style:font-size-complex="10pt" style:font-style-complex="italic"/>
    </style:style>
    <style:style style:name="T20" style:family="text">
      <style:text-properties officeooo:rsid="004fc7bd"/>
    </style:style>
    <style:style style:name="T21" style:family="text">
      <style:text-properties officeooo:rsid="00505bb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2">Title</text:p>
        <text:p text:style-name="P10">First Author<text:span text:style-name="Author-superscripts">a,</text:span><text:span text:style-name="Author-superscripts"><text:note text:id="ftn1" text:note-class="footnote"><text:note-citation text:label="*">*</text:note-citation><text:note-body><text:p text:style-name="P11">Speaker</text:p></text:note-body></text:note></text:span> <text:span text:style-name="T14">and </text:span><text:span text:style-name="T15">Second</text:span><text:span text:style-name="T14"> Author</text:span><text:span text:style-name="Author-superscripts">a,b</text:span></text:p>
        <text:list xml:id="list3757320431" text:style-name="ContactList">
          <text:list-item>
            <text:p text:style-name="P13">Institution,<text:line-break/>Street number, City, Country</text:p>
          </text:list-item>
          <text:list-item>
            <text:p text:style-name="P13">Department, University,<text:line-break/>Street number, City, Country</text:p>
          </text:list-item>
        </text:list>
        <text:p text:style-name="BodyContactEmail"><text:span text:style-name="Email_20_Label"><text:span text:style-name="T16">E-mail:</text:span></text:span><text:span text:style-name="Normale_20_POS_20_Char"><text:span text:style-name="T16"> </text:span></text:span><text:span text:style-name="Internet_20_link"><text:span text:style-name="T16">f.author@inst.edu</text:span></text:span><text:span text:style-name="Normale_20_POS_20_Char"><text:span text:style-name="T16">, </text:span></text:span><text:span text:style-name="Internet_20_link"><text:span text:style-name="T16">s.author@univ.country</text:span></text:span></text:p>
        <text:p text:style-name="BodyAbstract">Here you can write the abstract for your paper.<text:bookmark text:name="_GoBac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meeting"/>
        <text:p text:style-name="meeting"/>
        <text:p text:style-name="meeting"/>
        <text:p text:style-name="meeting"/>
        <text:p text:style-name="meeting"/>
        <text:p text:style-name="P18"><text:span text:style-name="T17">European VLBI Network Mini-Symposium and Users' Meeting </text:span><text:span text:style-name="T18">(</text:span><text:span text:style-name="T19">EVN</text:span><text:span text:style-name="T18">2021)</text:span><text:span text:style-name="T17"><text:line-break/>12-14 July, 2021<text:line-break/>Online</text:span></text:p>
        <text:p text:style-name="P9"/>
      </text:section>
      <text:list xml:id="list3272459930" text:style-name="WWNum1">
        <text:list-item>
          <text:h text:style-name="P15" text:outline-level="1"><text:s/>Introduction</text:h>
        </text:list-item>
      </text:list>
      <text:p text:style-name="Normale_20_POS"><text:span text:style-name="T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9">Cum sociis natoque penatibus et magnis dis parturient montes, nascetur ridiculus mus. In rutrum accumsan ultricies. Mauris vitae nisi at sem facilisis semper ac in est.</text:span></text:p>
      <text:list xml:id="list174523998915724" text:continue-numbering="true" text:style-name="WWNum1">
        <text:list-item>
          <text:list>
            <text:list-item>
              <text:h text:style-name="P16"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9">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9">Fusce vel volutpat elit. Nam sagittis nisi dui.</text:span></text:p>
      <text:list xml:id="list174522409057939" text:continue-numbering="true" text:style-name="WWNum1">
        <text:list-item>
          <text:list>
            <text:list-item>
              <text:list>
                <text:list-item>
                  <text:h text:style-name="P17" text:outline-level="3"><text:s/>Sub-sub-section</text:h>
                </text:list-item>
              </text:list>
            </text:list-item>
          </text:list>
        </text:list-item>
      </text:list>
      <text:p text:style-name="Normale_20_POS"><text:span text:style-name="T9">Suspendisse lectus leo, consectetur in tempor sit amet, placerat quis neque. </text:span>Etiam luctus porttitor lorem, sed suscipit est rutrum non. Curabitur lobortis nisl a enim congue semper. Aenean commodo ultrices imperdiet. <text:span text:style-name="T9">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2371284289" text:style-name="WWNum2">
        <text:list-item>
          <text:p text:style-name="P19">F. Baggins, <text:span text:style-name="T10">Quantum effects of the One Ring</text:span>, <text:span text:style-name="T10">JHEP </text:span><text:span text:style-name="T11">01 </text:span>(3021) 006 [<text:span text:style-name="T12">hep-th/2001033</text:span>]</text:p>
        </text:list-item>
        <text:list-item>
          <text:p text:style-name="P19">B. Baggins, <text:span text:style-name="T10">There and back again</text:span>, Imladris Editions, Rivendell 3018.</text:p>
        </text:list-item>
        <text:list-item>
          <text:p text:style-name="P19">W.A. Mozart, <text:span text:style-name="T10">Don Giovanni</text:span>, in proceedings of <text:span text:style-name="T10">Mock conference</text:span> <text:a xlink:type="simple" xlink:href="http://pos.sissa.it/cgi-bin/reader/contribution.cgi?id=PoS(MC2000)002" text:style-name="Internet_20_link" text:visited-style-name="Visited_20_Internet_20_Link"><text:span text:style-name="T13">PoS(MC2000)002</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it" fo:country="IT" style:letter-kerning="true" style:font-name-asian="Times New Roman2" style:font-size-asian="10pt" style:language-asian="it" style:country-asian="IT"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it" fo:country="IT" style:letter-kerning="true" style:font-name-asian="Times New Roman2" style:font-size-asian="10pt" style:language-asian="it" style:country-asian="IT"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size-asian="12pt" style:font-name-complex="Lucidasans1" style:font-family-complex="Lucida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1"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1665in" fo:margin-bottom="0.139in" loext: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139in" fo:margin-bottom="0.0972in" loext: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1252in" fo:margin-bottom="0.0835in" loext: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0783in" fo:margin-right="0.4335in" fo:margin-top="0.4165in" fo:margin-bottom="0.139in" loext:contextual-spacing="false" fo:line-height="110%" fo:text-align="justify" style:justify-single-word="false" fo:text-indent="0in"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next-style-name="BodyContact" style:default-outline-level="">
      <style:paragraph-properties fo:margin-top="0.0835in" fo:margin-bottom="0in" loext: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loext:graphic-properties draw:fill="none" draw:fill-color="#729fcf"/>
      <style:paragraph-properties style:page-number="auto" fo:background-color="transparent" fo:padding="0in" fo:border="none" style:shadow="none">
        <style:tab-stops>
          <style:tab-stop style:position="12in" style:type="center"/>
        </style:tab-stops>
      </style:paragraph-properties>
      <style:text-properties fo:font-size="10pt" fo:font-style="italic"/>
    </style:style>
    <style:style style:name="BodyTitle" style:family="paragraph" style:parent-style-name="Standard" style:default-outline-level="">
      <style:paragraph-properties fo:margin-top="0.4165in" fo:margin-bottom="0.2083in" loext:contextual-spacing="false" fo:line-height="120%" fo:keep-together="always" fo:padding-left="0in" fo:padding-right="0in" fo:padding-top="0in" fo:padding-bottom="0.2083in"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list-style-name="ContactList">
      <style:paragraph-properties fo:margin-top="0.0398in" fo:margin-bottom="0in" loext:contextual-spacing="false"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12in"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1.752in" fo:margin-right="0in" fo:margin-top="0in" fo:margin-bottom="0.139in" loext:contextual-spacing="false" fo:text-align="start" style:justify-single-word="false" fo:orphans="2" fo:widows="2" fo:hyphenation-ladder-count="no-limit" fo:text-indent="0in" style:auto-text-indent="false" style:writing-mode="lr-tb"/>
      <style:text-properties fo:language="en" fo:country="GB" style:font-size-complex="12pt" fo:hyphenate="false" fo:hyphenation-remain-char-count="2" fo:hyphenation-push-char-count="2" loext:hyphenation-no-caps="false"/>
    </style:style>
    <style:style style:name="BodyContactEmail" style:family="paragraph" style:default-outline-level="">
      <style:paragraph-properties fo:margin-left="0.0783in" fo:margin-right="0in" fo:margin-top="0.0398in" fo:margin-bottom="0in" loext:contextual-spacing="false" fo:text-align="start" style:justify-single-word="false" fo:orphans="2" fo:widows="2" fo:hyphenation-ladder-count="no-limit" fo:text-indent="0in" style:auto-text-indent="false"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loext:hyphenation-no-caps="false"/>
    </style:style>
    <style:style style:name="Header_5f_rule" style:display-name="Header_rule" style:family="paragraph" style:default-outline-level="">
      <style:paragraph-properties fo:text-align="start" style:justify-single-word="false" fo:orphans="2" fo:widows="2" fo:hyphenation-ladder-count="no-limit" fo:padding-left="0in" fo:padding-right="0in" fo:padding-top="0in" fo:padding-bottom="0.028in" fo:border-left="none" fo:border-right="none" fo:border-top="none" fo:border-bottom="0.51pt solid #000001" style:writing-mode="lr-tb">
        <style:tab-stops>
          <style:tab-stop style:position="5.9055in" style:type="right"/>
        </style:tab-stops>
      </style:paragraph-properties>
      <style:text-properties fo:language="en" fo:country="US" fo:hyphenate="false" fo:hyphenation-remain-char-count="2" fo:hyphenation-push-char-count="2" loext:hyphenation-no-caps="false"/>
    </style:style>
    <style:style style:name="footnote_20_text" style:display-name="footnote text" style:family="paragraph" style:parent-style-name="Standard" style:default-outline-level="">
      <style:paragraph-properties fo:margin-left="0in" fo:margin-right="0in" fo:text-indent="0.2362in"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in" fo:margin-right="0in" fo:line-height="120%" fo:text-align="justify" style:justify-single-word="false" fo:text-indent="0.3346in"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text-properties fo:font-size="8pt"/>
    </style:style>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font-name="Courier New1" fo:font-family="'Courier New'" style:font-style-name="Regular" style:font-family-generic="modern" style:font-pitch="fixed" fo:language="zxx" fo:country="none" style:text-underline-style="none" style:language-asian="zxx" style:country-asian="none" style:language-complex="zxx" style:country-complex="none"/>
    </style:style>
    <style:style style:name="Email_20_Label" style:display-name="Email Label" style:family="text" style:parent-style-name="WW-Default_20_Paragraph_20_Font">
      <style:text-properties style:font-name="Times New Roman1" fo:font-family="'Times New Roman'" style:font-style-name="Italic" style:font-family-generic="roman" style:font-pitch="variable" fo:language="de" fo:country="DE" fo:font-style="italic" style:font-name-asian="SimSun" style:font-family-asian="SimSun" style:font-family-generic-asian="system" style:font-pitch-asian="variable" style:font-name-complex="Courier New2"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2"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Footnote_20_anchor" style:display-name="Footnote anchor" style:family="text">
      <style:text-properties style:text-position="super 58%"/>
    </style:style>
    <style:style style:name="Author-superscripts" style:family="text">
      <style:text-properties style:text-position="33% 80%" style:font-name="Times New Roman" fo:font-family="'Times New Roman'" style:font-family-generic="roman" style:font-pitch="variable" fo:font-size="11pt" fo:letter-spacing="normal" fo:language="de" fo:country="DE" fo:font-style="italic" fo:font-weight="normal" officeooo:rsid="001a1ace" style:letter-kerning="true" style:font-name-asian="SimSun" style:font-family-asian="SimSun"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Numbering_20_Symbols" style:display-name="Numbering Symbols"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3154in" fo:text-indent="-0.0654in" fo:margin-left="0.3154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ontactList">
      <text:list-level-style-number text:level="1" text:style-name="Author-superscripts" style:num-format="a">
        <style:list-level-properties text:list-level-position-and-space-mode="label-alignment">
          <style:list-level-label-alignment text:label-followed-by="listtab" text:list-tab-stop-position="0.0783in" fo:text-indent="-0.0783in" fo:margin-left="0.078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5.8272in" style:type="right"/>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fo:font-style="normal" officeooo:paragraph-rsid="0019354d" style:font-style-asian="normal" style:font-style-complex="normal"/>
    </style:style>
    <style:style style:name="MP4" style:family="paragraph" style:parent-style-name="Footer">
      <style:paragraph-properties>
        <style:tab-stops>
          <style:tab-stop style:position="5.8272in" style:type="right"/>
        </style:tab-stops>
      </style:paragraph-properties>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2" style:font-size-asian="7pt" style:font-name-complex="Symbol2" style:font-size-complex="7pt"/>
    </style:style>
    <style:style style:name="MT2" style:family="text">
      <style:text-properties fo:font-size="8pt" fo:language="en" fo:country="US" style:font-size-asian="8pt"/>
    </style:style>
    <style:style style:name="MT3" style:family="text">
      <style:text-properties fo:font-size="6pt" fo:language="en" fo:country="US" officeooo:rsid="0019354d" style:font-size-asian="6pt" style:font-size-complex="6pt"/>
    </style:style>
    <style:style style:name="MT4" style:family="text">
      <style:text-properties fo:font-size="6pt" fo:language="en" fo:country="US" fo:font-style="normal" officeooo:rsid="0019354d" style:font-size-asian="6pt" style:font-style-asian="normal" style:font-size-complex="6pt" style:font-style-complex="normal"/>
    </style:style>
    <style:style style:name="MT5" style:family="text">
      <style:text-properties fo:font-size="6pt" fo:language="en" fo:country="US" fo:font-style="italic" officeooo:rsid="0019354d" style:font-size-asian="6pt" style:font-style-asian="italic" style:font-size-complex="6pt" style:font-style-complex="italic"/>
    </style:style>
    <style:style style:name="MT6" style:family="text">
      <style:text-properties fo:font-size="6pt" officeooo:rsid="0012ff06" style:font-size-asian="6pt" style:font-size-complex="6pt"/>
    </style:style>
    <style:style style:name="MT7" style:family="text">
      <style:text-properties fo:font-size="6pt" officeooo:rsid="004775ab" style:font-size-asian="6pt" style:font-size-complex="6pt"/>
    </style:style>
    <style:style style:name="MT8" style:family="text"/>
    <style:style style:name="MT9" style:family="text">
      <style:text-properties fo:font-size="11pt" style:font-size-asian="11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5in" fo:margin-bottom="0.75in" fo:margin-left="1.1799in" fo:margin-right="1.179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4307in" fo:margin-left="0in" fo:margin-right="0in" fo:margin-bottom="0.3902in" fo:border-top="none" fo:border-bottom="0.06pt solid #000000" fo:border-left="none" fo:border-right="none" fo:padding="0.0201in" style:shadow="none" style:dynamic-spacing="true"/>
      </style:header-style>
      <style:footer-style>
        <style:header-footer-properties fo:min-height="0.3902in" fo:margin-left="0in" fo:margin-right="0in" fo:margin-top="0.35in" style:dynamic-spacing="false"/>
      </style:footer-style>
    </style:page-layout>
    <style:page-layout style:name="Mpm2">
      <style:page-layout-properties fo:page-width="8.2681in" fo:page-height="11.6929in" style:num-format="1" style:print-orientation="portrait" fo:margin-top="0.5201in" fo:margin-bottom="0.7874in" fo:margin-left="1.1811in" fo:margin-right="1.1811in" fo:background-color="transparent"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none" draw:fill-color="#ffffff"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2in" fo:margin-left="0in" fo:margin-right="0in" fo:margin-bottom="1.1598in" style:shadow="none"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48in" fo:margin-bottom="0.7874in" fo:margin-left="1.1811in" fo:margin-right="1.1811in" fo:background-color="#ffffff"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335in" fo:margin-left="0in" fo:margin-right="0in" fo:margin-bottom="0.3937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MP1">Title (or short title)<text:tab/>Author(s)</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draw:frame draw:style-name="Mfr1" draw:name="Image1" text:anchor-type="paragraph" svg:width="5.9075in" svg:height="0.6217in" draw:z-index="0"><draw:image xlink:href="Pictures/100002010000051F0000008A572D862E2403F4CB.png" xlink:type="simple" xlink:show="embed" xlink:actuate="onLoad" loext:mime-type="image/png"/></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4">Attribution-NonCommercial-NoDerivatives 4.0 International License (CC BY-NC-ND 4.0).</text:span><text:span text:style-name="MT5"><text:tab/></text:span><text:a xlink:type="simple" xlink:href="http://pos.sissa.it/" text:style-name="Internet_20_link" text:visited-style-name="Visited_20_Internet_20_Link"><text:span text:style-name="Internet_20_link"><text:span text:style-name="MT6">http</text:span></text:span></text:a><text:a xlink:type="simple" xlink:href="http://pos.sissa.it/" text:style-name="Internet_20_link" text:visited-style-name="Visited_20_Internet_20_Link"><text:span text:style-name="Internet_20_link"><text:span text:style-name="MT7">s</text:span></text:span></text:a><text:a xlink:type="simple" xlink:href="http://pos.sissa.it/" text:style-name="Internet_20_link" text:visited-style-name="Visited_20_Internet_20_Link"><text:span text:style-name="Internet_20_link"><text:span text:style-name="MT6">://pos.sissa.it/</text:span></text:span></text:a></text:p>
      </style:footer>
    </style:master-page>
    <style:master-page style:name="Converted3" style:page-layout-name="Mpm3">
      <style:header>
        <text:p text:style-name="Header_5f_rule"><text:span text:style-name="HeaderTitle">Short title</text:span><text:tab/><text:span text:style-name="HeaderSpeaker">Speaker Name</text:span></text:p>
      </style:header>
      <style:footer>
        <text:p text:style-name="MP5"/>
        <text:p text:style-name="MP6"><text:span text:style-name="MT9"><text:s text:c="5"/></text:span><text:span text:style-name="MT9"><text:page-number text:select-page="current">0</text:page-number></text:span><text:span text:style-name="MT9"><text:line-break/></text:span></text:p>
        <text:p text:style-name="MP7"/>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 - can be set in "File -&gt; Properties"</dc:title>
    <meta:editing-cycles>1</meta:editing-cycles>
    <meta:creation-date>2015-05-25T17:20:49.333517502</meta:creation-date>
    <meta:editing-duration>P0D</meta:editing-duration>
    <meta:generator>LibreOffice/6.4.7.2$Linux_X86_64 LibreOffice_project/40$Build-2</meta:generator>
    <meta:document-statistic meta:table-count="0" meta:image-count="1" meta:object-count="0" meta:page-count="2" meta:paragraph-count="24" meta:word-count="527" meta:character-count="3570" meta:non-whitespace-character-count="30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